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 Sans" svg:font-family="'Free Sans'" style:font-family-generic="swiss"/>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2.3083in" style:rel-column-width="21845*"/>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officeooo:rsid="010875ce" officeooo:paragraph-rsid="00177731" style:font-size-asian="12pt" style:font-size-complex="12pt"/>
    </style:style>
    <style:style style:name="P2" style:family="paragraph" style:parent-style-name="Standard">
      <style:text-properties fo:font-size="12pt" officeooo:rsid="010875ce" officeooo:paragraph-rsid="0017a363" style:font-size-asian="12pt" style:font-size-complex="12pt"/>
    </style:style>
    <style:style style:name="P3" style:family="paragraph" style:parent-style-name="Standard">
      <style:text-properties fo:font-size="12pt" officeooo:rsid="006c4140" officeooo:paragraph-rsid="00170323" style:font-size-asian="12pt" style:font-size-complex="12pt"/>
    </style:style>
    <style:style style:name="P4" style:family="paragraph" style:parent-style-name="Standard">
      <style:text-properties fo:font-size="12pt" officeooo:rsid="00258932" officeooo:paragraph-rsid="00177731" style:font-size-asian="12pt" style:font-size-complex="12pt"/>
    </style:style>
    <style:style style:name="P5" style:family="paragraph" style:parent-style-name="Standard">
      <style:text-properties fo:font-size="12pt" officeooo:rsid="0106ca7b" officeooo:paragraph-rsid="0017a363" style:font-size-asian="12pt" style:font-size-complex="12pt"/>
    </style:style>
    <style:style style:name="P6" style:family="paragraph" style:parent-style-name="Standard">
      <style:text-properties fo:font-size="12pt" officeooo:rsid="0106ca7b" officeooo:paragraph-rsid="0018ff11" style:font-size-asian="12pt" style:font-size-complex="12pt"/>
    </style:style>
    <style:style style:name="P7" style:family="paragraph" style:parent-style-name="Standard">
      <style:text-properties fo:font-size="12pt" officeooo:rsid="010bda41" officeooo:paragraph-rsid="0017a363" style:font-size-asian="12pt" style:font-size-complex="12pt"/>
    </style:style>
    <style:style style:name="P8" style:family="paragraph" style:parent-style-name="Standard">
      <style:text-properties fo:font-size="12pt" officeooo:rsid="010bda41" officeooo:paragraph-rsid="0018ff11" style:font-size-asian="12pt" style:font-size-complex="12pt"/>
    </style:style>
    <style:style style:name="P9" style:family="paragraph" style:parent-style-name="Standard">
      <style:text-properties fo:font-size="12pt" officeooo:rsid="0017a363" officeooo:paragraph-rsid="0017a363" style:font-size-asian="12pt" style:font-size-complex="12pt"/>
    </style:style>
    <style:style style:name="P10" style:family="paragraph" style:parent-style-name="Standard">
      <style:text-properties fo:font-size="12pt" officeooo:rsid="001a68d7" officeooo:paragraph-rsid="001a68d7" style:font-size-asian="12pt" style:font-size-complex="12pt"/>
    </style:style>
    <style:style style:name="P11" style:family="paragraph" style:parent-style-name="Standard">
      <style:paragraph-properties fo:break-before="page"/>
      <style:text-properties fo:font-size="12pt" officeooo:rsid="001a68d7" officeooo:paragraph-rsid="001a68d7" style:font-size-asian="12pt" style:font-size-complex="12pt"/>
    </style:style>
    <style:style style:name="P12" style:family="paragraph" style:parent-style-name="Table_20_Contents">
      <style:text-properties fo:font-size="12pt" officeooo:rsid="0016cf8e" officeooo:paragraph-rsid="00170323" style:font-size-asian="12pt" style:font-size-complex="12pt"/>
    </style:style>
    <style:style style:name="P13" style:family="paragraph" style:parent-style-name="Table_20_Contents">
      <style:text-properties fo:font-size="12pt" officeooo:rsid="00209d84" officeooo:paragraph-rsid="00170323" style:font-size-asian="12pt" style:font-size-complex="12pt"/>
    </style:style>
    <style:style style:name="P14" style:family="paragraph" style:parent-style-name="Table_20_Contents">
      <style:text-properties fo:font-size="12pt" officeooo:rsid="001b0a1c" officeooo:paragraph-rsid="00170323" style:font-size-asian="12pt" style:font-size-complex="12pt"/>
    </style:style>
    <style:style style:name="P15" style:family="paragraph" style:parent-style-name="Table_20_Contents">
      <style:text-properties fo:font-size="12pt" officeooo:rsid="001844ab" officeooo:paragraph-rsid="00170323" style:font-size-asian="12pt" style:font-size-complex="12pt"/>
    </style:style>
    <style:style style:name="P16" style:family="paragraph" style:parent-style-name="Table_20_Contents">
      <style:text-properties fo:font-size="12pt" officeooo:rsid="00fdfe74" officeooo:paragraph-rsid="00170323" style:font-size-asian="12pt" style:font-size-complex="12pt"/>
    </style:style>
    <style:style style:name="P17" style:family="paragraph" style:parent-style-name="Table_20_Contents">
      <style:text-properties fo:font-size="12pt" officeooo:rsid="00ccd7ef" officeooo:paragraph-rsid="00170323" style:font-size-asian="12pt" style:font-size-complex="12pt"/>
    </style:style>
    <style:style style:name="P18" style:family="paragraph" style:parent-style-name="Table_20_Contents">
      <style:text-properties fo:font-size="12pt" officeooo:rsid="00244f1f" officeooo:paragraph-rsid="00170323" style:font-size-asian="12pt" style:font-size-complex="12pt"/>
    </style:style>
    <style:style style:name="P19" style:family="paragraph" style:parent-style-name="Table_20_Contents">
      <style:text-properties fo:font-size="12pt" officeooo:rsid="00fee2f5" officeooo:paragraph-rsid="00170323" style:font-size-asian="12pt" style:font-size-complex="12pt"/>
    </style:style>
    <style:style style:name="P20" style:family="paragraph" style:parent-style-name="Table_20_Contents">
      <style:text-properties fo:font-size="12pt" officeooo:rsid="001bd1c7" officeooo:paragraph-rsid="00170323" style:font-size-asian="12pt" style:font-size-complex="12pt"/>
    </style:style>
    <style:style style:name="P21" style:family="paragraph" style:parent-style-name="Table_20_Contents">
      <style:text-properties fo:font-size="12pt" officeooo:rsid="008a8518" officeooo:paragraph-rsid="00170323" style:font-size-asian="12pt" style:font-size-complex="12pt"/>
    </style:style>
    <style:style style:name="P22" style:family="paragraph" style:parent-style-name="Table_20_Contents">
      <style:text-properties fo:font-size="12pt" officeooo:rsid="001fba70" officeooo:paragraph-rsid="00170323" style:font-size-asian="12pt" style:font-size-complex="12pt"/>
    </style:style>
    <style:style style:name="P23" style:family="paragraph" style:parent-style-name="Table_20_Contents">
      <style:text-properties fo:font-size="12pt" officeooo:rsid="0019fc99" officeooo:paragraph-rsid="00170323" style:font-size-asian="12pt" style:font-size-complex="12pt"/>
    </style:style>
    <style:style style:name="P24" style:family="paragraph" style:parent-style-name="Table_20_Contents">
      <style:text-properties fo:font-size="12pt" officeooo:rsid="0153d9ca" officeooo:paragraph-rsid="00170323" style:font-size-asian="12pt" style:font-size-complex="12pt"/>
    </style:style>
    <style:style style:name="P25" style:family="paragraph" style:parent-style-name="Table_20_Contents">
      <style:text-properties fo:font-size="12pt" officeooo:paragraph-rsid="00170323" style:font-size-asian="12pt" style:font-size-complex="12pt"/>
    </style:style>
    <style:style style:name="P26" style:family="paragraph" style:parent-style-name="Table_20_Contents">
      <style:text-properties fo:font-size="12pt" officeooo:rsid="00177731" officeooo:paragraph-rsid="00177731" style:font-size-asian="12pt" style:font-size-complex="12pt"/>
    </style:style>
    <style:style style:name="P27" style:family="paragraph" style:parent-style-name="Table_20_Contents">
      <style:text-properties fo:font-size="12pt" officeooo:rsid="002591fc" officeooo:paragraph-rsid="00177731" style:font-size-asian="12pt" style:font-size-complex="12pt"/>
    </style:style>
    <style:style style:name="P28" style:family="paragraph" style:parent-style-name="Table_20_Contents">
      <style:text-properties fo:font-size="12pt" officeooo:rsid="002591fc" officeooo:paragraph-rsid="0017a363" style:font-size-asian="12pt" style:font-size-complex="12pt"/>
    </style:style>
    <style:style style:name="P29" style:family="paragraph" style:parent-style-name="Table_20_Contents">
      <style:text-properties fo:font-size="12pt" officeooo:rsid="002591fc" officeooo:paragraph-rsid="0018ff11" style:font-size-asian="12pt" style:font-size-complex="12pt"/>
    </style:style>
    <style:style style:name="P30" style:family="paragraph" style:parent-style-name="Table_20_Contents">
      <style:text-properties fo:font-size="12pt" officeooo:paragraph-rsid="00177731" style:font-size-asian="12pt" style:font-size-complex="12pt"/>
    </style:style>
    <style:style style:name="P31" style:family="paragraph" style:parent-style-name="Table_20_Contents">
      <style:text-properties fo:font-size="12pt" officeooo:rsid="0106ca7b" officeooo:paragraph-rsid="0017a363" style:font-size-asian="12pt" style:font-size-complex="12pt"/>
    </style:style>
    <style:style style:name="P32" style:family="paragraph" style:parent-style-name="Table_20_Contents">
      <style:text-properties fo:font-size="12pt" officeooo:rsid="0106ca7b" officeooo:paragraph-rsid="0018ff11" style:font-size-asian="12pt" style:font-size-complex="12pt"/>
    </style:style>
    <style:style style:name="P33" style:family="paragraph" style:parent-style-name="Table_20_Contents">
      <style:text-properties fo:font-size="12pt" fo:font-weight="bold" officeooo:rsid="00244f1f" officeooo:paragraph-rsid="00170323" style:font-size-asian="12pt" style:font-weight-asian="bold" style:font-size-complex="12pt" style:font-weight-complex="bold"/>
    </style:style>
    <style:style style:name="P34" style:family="paragraph" style:parent-style-name="Table_20_Contents">
      <style:text-properties fo:font-size="12pt" fo:font-weight="bold" officeooo:rsid="0019fc99" officeooo:paragraph-rsid="00170323" style:font-size-asian="12pt" style:font-weight-asian="bold" style:font-size-complex="12pt" style:font-weight-complex="bold"/>
    </style:style>
    <style:style style:name="P35" style:family="paragraph" style:parent-style-name="Table_20_Contents">
      <style:text-properties fo:font-size="12pt" fo:font-weight="bold" officeooo:rsid="0024ea2d" officeooo:paragraph-rsid="00170323" style:font-size-asian="12pt" style:font-weight-asian="bold" style:font-size-complex="12pt" style:font-weight-complex="bold"/>
    </style:style>
    <style:style style:name="P36" style:family="paragraph" style:parent-style-name="Table_20_Contents">
      <style:text-properties fo:font-size="12pt" fo:font-weight="bold" officeooo:rsid="001e5e3d" officeooo:paragraph-rsid="00170323" style:font-size-asian="12pt" style:font-weight-asian="bold" style:font-size-complex="12pt" style:font-weight-complex="bold"/>
    </style:style>
    <style:style style:name="P37" style:family="paragraph" style:parent-style-name="Table_20_Contents">
      <style:text-properties fo:font-size="12pt" officeooo:rsid="00fdfe74" officeooo:paragraph-rsid="00170323" fo:background-color="transparent" style:font-size-asian="12pt" style:font-size-complex="12pt"/>
    </style:style>
    <style:style style:name="P38" style:family="paragraph" style:parent-style-name="Table_20_Contents">
      <style:text-properties fo:font-size="12pt" officeooo:rsid="013e98fc" officeooo:paragraph-rsid="00170323" fo:background-color="transparent" style:font-size-asian="12pt" style:font-size-complex="12pt"/>
    </style:style>
    <style:style style:name="P39" style:family="paragraph" style:parent-style-name="Table_20_Contents">
      <style:text-properties fo:font-size="12pt" officeooo:rsid="00244f1f" officeooo:paragraph-rsid="00170323" fo:background-color="transparent" style:font-size-asian="12pt" style:font-size-complex="12pt"/>
    </style:style>
    <style:style style:name="P40" style:family="paragraph" style:parent-style-name="Table_20_Contents">
      <style:text-properties fo:font-size="12pt" officeooo:rsid="0153d9ca" officeooo:paragraph-rsid="00170323" fo:background-color="#ffff00" style:font-size-asian="12pt" style:font-size-complex="12pt"/>
    </style:style>
    <style:style style:name="P41" style:family="paragraph" style:parent-style-name="Table_20_Contents">
      <style:text-properties fo:font-size="12pt" officeooo:paragraph-rsid="00170323"/>
    </style:style>
    <style:style style:name="P42" style:family="paragraph" style:parent-style-name="Table_20_Heading">
      <style:text-properties fo:font-size="12pt" officeooo:rsid="0016cf8e" officeooo:paragraph-rsid="00170323" style:font-size-asian="12pt" style:font-size-complex="12pt"/>
    </style:style>
    <style:style style:name="T1" style:family="text">
      <style:text-properties officeooo:rsid="001b0a1c"/>
    </style:style>
    <style:style style:name="T2" style:family="text">
      <style:text-properties officeooo:rsid="010bda41"/>
    </style:style>
    <style:style style:name="T3" style:family="text">
      <style:text-properties officeooo:rsid="00244f1f"/>
    </style:style>
    <style:style style:name="T4" style:family="text">
      <style:text-properties officeooo:rsid="001e5e3d"/>
    </style:style>
    <style:style style:name="T5" style:family="text">
      <style:text-properties officeooo:rsid="00206717"/>
    </style:style>
    <style:style style:name="T6" style:family="text">
      <style:text-properties officeooo:rsid="0137e918"/>
    </style:style>
    <style:style style:name="T7" style:family="text">
      <style:text-properties fo:background-color="transparent" loext:char-shading-value="0"/>
    </style:style>
    <style:style style:name="T8" style:family="text">
      <style:text-properties officeooo:rsid="0137e918" fo:background-color="transparent" loext:char-shading-value="0"/>
    </style:style>
    <style:style style:name="T9" style:family="text">
      <style:text-properties officeooo:rsid="00434456"/>
    </style:style>
    <style:style style:name="T10" style:family="text">
      <style:text-properties officeooo:rsid="014ed4b4"/>
    </style:style>
    <style:style style:name="T11" style:family="text">
      <style:text-properties officeooo:rsid="00321709"/>
    </style:style>
    <style:style style:name="T12" style:family="text">
      <style:text-properties officeooo:rsid="001bd1c7"/>
    </style:style>
    <style:style style:name="T13" style:family="text">
      <style:text-properties officeooo:rsid="00b8d3e6" style:font-size-asian="12pt" style:font-size-complex="12pt"/>
    </style:style>
    <style:style style:name="T14" style:family="text">
      <style:text-properties fo:font-style="italic" officeooo:rsid="00b8d3e6" style:font-size-asian="12pt" style:font-style-asian="italic" style:font-size-complex="12pt" style:font-style-complex="italic"/>
    </style:style>
    <style:style style:name="T15" style:family="text">
      <style:text-properties style:font-name="Free Sans" officeooo:rsid="00b8d3e6" style:font-size-asian="12pt" style:font-size-complex="12pt"/>
    </style:style>
    <style:style style:name="T16" style:family="text">
      <style:text-properties fo:font-variant="normal" fo:text-transform="none" fo:color="#000000" style:font-name="Free Sans" fo:letter-spacing="normal" fo:font-style="normal" fo:font-weight="normal" style:font-size-asian="12pt" style:font-size-complex="12pt"/>
    </style:style>
    <style:style style:name="T17" style:family="text">
      <style:text-properties fo:font-variant="normal" fo:text-transform="none" fo:color="#000000" style:font-name="Free Sans" fo:letter-spacing="normal" fo:font-style="normal" fo:font-weight="normal" officeooo:rsid="00b8d3e6" style:font-size-asian="12pt" style:font-size-complex="12pt"/>
    </style:style>
    <style:style style:name="T18" style:family="text">
      <style:text-properties officeooo:rsid="0088de68"/>
    </style:style>
    <style:style style:name="T19" style:family="text">
      <style:text-properties officeooo:rsid="001844ab"/>
    </style:style>
    <style:style style:name="T20" style:family="text">
      <style:text-properties officeooo:rsid="00f6b0a1"/>
    </style:style>
    <style:style style:name="T21" style:family="text">
      <style:text-properties officeooo:rsid="00bb6661"/>
    </style:style>
    <style:style style:name="T22" style:family="text">
      <style:text-properties officeooo:rsid="0024ea2d"/>
    </style:style>
    <style:style style:name="T23" style:family="text">
      <style:text-properties officeooo:rsid="00209d84"/>
    </style:style>
    <style:style style:name="T24" style:family="text">
      <style:text-properties officeooo:rsid="00fee2f5"/>
    </style:style>
    <style:style style:name="T25" style:family="text">
      <style:text-properties officeooo:rsid="008a8518"/>
    </style:style>
    <style:style style:name="T26" style:family="text">
      <style:text-properties officeooo:rsid="0019fc99"/>
    </style:style>
    <style:style style:name="T27" style:family="text">
      <style:text-properties officeooo:rsid="00ee1d15"/>
    </style:style>
    <style:style style:name="T28" style:family="text">
      <style:text-properties officeooo:rsid="010a062e"/>
    </style:style>
    <style:style style:name="T29" style:family="text">
      <style:text-properties officeooo:rsid="008b0a8f"/>
    </style:style>
    <style:style style:name="T30" style:family="text">
      <style:text-properties officeooo:rsid="001fba70"/>
    </style:style>
    <style:style style:name="T31" style:family="text">
      <style:text-properties officeooo:rsid="0124a7f6"/>
    </style:style>
    <style:style style:name="T32" style:family="text">
      <style:text-properties officeooo:rsid="00e74555"/>
    </style:style>
    <style:style style:name="T33" style:family="text">
      <style:text-properties officeooo:rsid="00450958"/>
    </style:style>
    <style:style style:name="T34" style:family="text">
      <style:text-properties officeooo:rsid="0106ca7b"/>
    </style:style>
    <style:style style:name="T35" style:family="text">
      <style:text-properties officeooo:rsid="00e54a2e"/>
    </style:style>
    <style:style style:name="T36" style:family="text">
      <style:text-properties officeooo:rsid="01082608"/>
    </style:style>
    <style:style style:name="T37" style:family="text">
      <style:text-properties officeooo:rsid="0112d4d0"/>
    </style:style>
    <style:style style:name="T38" style:family="text">
      <style:text-properties officeooo:rsid="00e57dcc"/>
    </style:style>
    <style:style style:name="T39" style:family="text">
      <style:text-properties officeooo:rsid="002591fc"/>
    </style:style>
    <style:style style:name="T40" style:family="text">
      <style:text-properties officeooo:rsid="010875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able 1. Comparison of common botanical and zoological collection object relations of varying complexity, a generalization, and definitions of six test cases. </text:p>
      <text:p text:style-name="P9"/>
      <table:table table:name="Table1" table:style-name="Table1">
        <table:table-column table:style-name="Table1.A" table:number-columns-repeated="3"/>
        <table:table-header-rows>
          <table:table-row table:style-name="Table1.1">
            <table:table-cell table:style-name="Table1.A1" office:value-type="string">
              <text:p text:style-name="P42">Botanical</text:p>
            </table:table-cell>
            <table:table-cell table:style-name="Table1.A1" office:value-type="string">
              <text:p text:style-name="P42">Zoological</text:p>
            </table:table-cell>
            <table:table-cell table:style-name="Table1.C1" office:value-type="string">
              <text:p text:style-name="P42">Generalization</text:p>
            </table:table-cell>
          </table:table-row>
        </table:table-header-rows>
        <table:table-row table:style-name="Table1.1">
          <table:table-cell table:style-name="Table1.A2" office:value-type="string">
            <text:p text:style-name="P12">Herbarium sheet with one plant.</text:p>
            <text:p text:style-name="P25"><text:span text:style-name="T1">GH:</text:span>00069901</text:p>
            <text:p text:style-name="P26">Naturalis: <text:span text:style-name="T31">L.3711472</text:span></text:p>
            <text:p text:style-name="P13">[Common Case]</text:p>
          </table:table-cell>
          <table:table-cell table:style-name="Table1.A2" office:value-type="string">
            <text:p text:style-name="P12">Tray with one snail shell.</text:p>
            <text:p text:style-name="P14">MCZ:Mala:314184</text:p>
            <text:p text:style-name="P13">[Common Case]</text:p>
          </table:table-cell>
          <table:table-cell table:style-name="Table1.C2" office:value-type="string">
            <text:p text:style-name="P12">CollectionObject = Specimen.</text:p>
            <text:p text:style-name="P15">Cataloged Item is the Specimen.</text:p>
          </table:table-cell>
        </table:table-row>
        <table:table-row table:style-name="Table1.1">
          <table:table-cell table:style-name="Table1.A2" office:value-type="string">
            <text:p text:style-name="P12">Herbarium sheet with several plants, probably all of the same species, collected in the same event.</text:p>
            <text:p text:style-name="P25"><text:span text:style-name="T1">GH:</text:span>00067165</text:p>
            <text:p text:style-name="P13">[Common Case]</text:p>
          </table:table-cell>
          <table:table-cell table:style-name="Table1.A2" office:value-type="string">
            <text:p text:style-name="P12">Jar containing several fish in ethanol, probably all of the same species, collected in the same event.</text:p>
            <text:p text:style-name="P14">MCZ:Ich:170813</text:p>
            <text:p text:style-name="P13">[Common Case]</text:p>
          </table:table-cell>
          <table:table-cell table:style-name="Table1.C2" office:value-type="string">
            <text:p text:style-name="P12">CollectionObject = Lot.</text:p>
            <text:p text:style-name="P15">Cataloged Item is the Lot.</text:p>
            <text:p text:style-name="P16">(Botanists would term this a collection rather than a lot).</text:p>
            <text:p text:style-name="P16"/>
            <text:p text:style-name="P33">* Test Case <text:span text:style-name="T2">0</text:span></text:p>
            <text:p text:style-name="P34">One <text:span text:style-name="T3">physical, loanable preparation, containing several</text:span> <text:span text:style-name="T3">different b</text:span>iological <text:span text:style-name="T4">i</text:span>ndividual<text:span text:style-name="T3">s collected in one collecting event</text:span>,<text:span text:style-name="T5"> with one catalog number</text:span>.</text:p>
          </table:table-cell>
        </table:table-row>
        <table:table-row table:style-name="Table1.1">
          <table:table-cell table:style-name="Table1.A2" office:value-type="string">
            <text:p text:style-name="P12">Herbarium sheet with several plants, <text:span text:style-name="T3">of the </text:span>same <text:span text:style-name="T3">or different</text:span> species, collected in <text:span text:style-name="T3">different</text:span> event<text:span text:style-name="T3">s, separate barcode number for each collection on the sheet</text:span>.</text:p>
            <text:p text:style-name="P17">NEBC:00448358 and</text:p>
            <text:p text:style-name="P17">NEBC:00448366</text:p>
            <text:p text:style-name="P17"/>
          </table:table-cell>
          <table:table-cell table:style-name="Table1.A2" office:value-type="string">
            <text:p text:style-name="P37">Comparative card from the 1800s with several fossils of different species glued onto one card with separate labels for purposes of comparison.</text:p>
            <text:p text:style-name="P37"/>
            <text:p text:style-name="P37">Peale Box <text:span text:style-name="T6">(Gelhaus, 2004)</text:span></text:p>
            <text:p text:style-name="P16"><text:a xlink:type="simple" xlink:href="http://clade.ansp.org/entomology/collections/peale/peale.php?mode=specimen&amp;box=1" text:style-name="Internet_20_link" text:visited-style-name="Visited_20_Internet_20_Link"><text:span text:style-name="T8">ANSP:Peale Box</text:span></text:a><text:a xlink:type="simple" xlink:href="http://clade.ansp.org/entomology/collections/peale/peale.php?mode=specimen&amp;box=1" text:style-name="Internet_20_link" text:visited-style-name="Visited_20_Internet_20_Link"><text:span text:style-name="T8"> 1</text:span></text:a><text:span text:style-name="T7">.</text:span></text:p>
            <text:p text:style-name="P38">Tablets in the Cracherode Shell collection (Wilkins, 1957, e.g. p.167)</text:p>
            <text:p text:style-name="P39">[Rare Case]</text:p>
            <text:p text:style-name="P37"/>
          </table:table-cell>
          <table:table-cell table:style-name="Table1.C2" office:value-type="string">
            <text:p text:style-name="P18">CollectionObject = Set of Different Specimens.</text:p>
            <text:p text:style-name="P18">Physical preparation consists of two or more different specimens, each with a separate catalog number.</text:p>
            <text:p text:style-name="P18"/>
            <text:p text:style-name="P33">* Test Case 1</text:p>
            <text:p text:style-name="P34">One <text:span text:style-name="T3">physical, loanable preparation, containing several</text:span> <text:span text:style-name="T3">different b</text:span>iological <text:span text:style-name="T4">i</text:span>ndividual<text:span text:style-name="T3">s collected in separate collecting events</text:span>,<text:span text:style-name="T5"> each with a catalog number</text:span>.</text:p>
          </table:table-cell>
        </table:table-row>
        <text:soft-page-break/>
        <table:table-row table:style-name="Table1.1">
          <table:table-cell table:style-name="Table1.A2" office:value-type="string">
            <text:p text:style-name="P12">Herbarium sheet with several plants, <text:span text:style-name="T3">of the </text:span>same <text:span text:style-name="T3">or different</text:span> species, collected in <text:span text:style-name="T3">different</text:span> event<text:span text:style-name="T3">s, single barcode number for the sheet</text:span>. <text:span text:style-name="T9">[Similar to above but has different cataloging/management strategy]</text:span></text:p>
            <text:p text:style-name="P12"/>
            <text:p text:style-name="P12"><text:span text:style-name="T10">A variant of this, where two numbers are used, but only one is treated as an active barcode: MICH:</text:span>1259928 <text:span text:style-name="T10">and MICH:1259929</text:span></text:p>
            <text:p text:style-name="P12"/>
          </table:table-cell>
          <table:table-cell table:style-name="Table1.A2" office:value-type="string">
            <text:p text:style-name="P19">Comparative skeletal mount of several mammal forelimbs, mounted together and cataloged together as a single artifact with a single number.</text:p>
            <text:p text:style-name="P40">Need Example</text:p>
            <text:p text:style-name="P18">[Rare Case]</text:p>
          </table:table-cell>
          <table:table-cell table:style-name="Table1.C2" office:value-type="string">
            <text:p text:style-name="P18">Cataloged Item is a physical preparation, but contains two or more different specimens.</text:p>
            <text:p text:style-name="P18"/>
            <text:p text:style-name="P33">* Test Case 2</text:p>
            <text:p text:style-name="P34">One <text:span text:style-name="T3">physical, loanable preparation, containing several different b</text:span>iological <text:span text:style-name="T4">i</text:span>ndividual<text:span text:style-name="T3">s collected in separate collecting events</text:span>,<text:span text:style-name="T5"> identified by a single catalog number</text:span>.</text:p>
          </table:table-cell>
        </table:table-row>
        <table:table-row table:style-name="Table1.1">
          <table:table-cell table:style-name="Table1.A2" office:value-type="string">
            <text:p text:style-name="P12">One Palm <text:span text:style-name="T4">specimen</text:span> mounted on <text:span text:style-name="T11">five</text:span> Herbarium sheets, each with a separate barcode number.</text:p>
            <text:p text:style-name="P12"><text:span text:style-name="T12">A:</text:span>00028320; <text:span text:style-name="T12">GH:</text:span>00028321; <text:span text:style-name="T12">GH:</text:span>00028322; <text:span text:style-name="T4">A:</text:span>00028323; <text:span text:style-name="T12">GH:</text:span>00028324</text:p>
            <text:p text:style-name="P41"><text:span text:style-name="T13">One </text:span><text:span text:style-name="T14">Rubus</text:span><text:span text:style-name="T13"> mounted across 3 sheets, each with a separate barcode number. NEBC</text:span><text:span text:style-name="T15">:</text:span><text:span text:style-name="T16">00647417, </text:span><text:span text:style-name="T17">NEBC:00647418 &amp; NEBC:00647419</text:span></text:p>
            <text:p text:style-name="P12"><text:span text:style-name="T18">[Common Case]</text:span></text:p>
          </table:table-cell>
          <table:table-cell table:style-name="Table1.A2" office:value-type="string">
            <text:p text:style-name="P12"><text:span text:style-name="T19">Hadrosaur jaw and skull, collected in association with each other, each in a separate tray</text:span> with a separate catalog number.</text:p>
            <text:p text:style-name="P40">Need Example</text:p>
            <text:p text:style-name="P13">[Common Case]</text:p>
          </table:table-cell>
          <table:table-cell table:style-name="Table1.C2" office:value-type="string">
            <text:p text:style-name="P12">CollectionObject = Set of Preparations.</text:p>
            <text:p text:style-name="P15">Cataloged Item is the Preparation.</text:p>
            <text:p text:style-name="P34"/>
            <text:p text:style-name="P34">* <text:span text:style-name="T3">Test Case 3</text:span></text:p>
            <text:p text:style-name="P34">One <text:span text:style-name="T4">b</text:span>iological <text:span text:style-name="T4">i</text:span>ndividual, <text:span text:style-name="T4">s</text:span>everal <text:span text:style-name="T4">c</text:span>ataloged, <text:span text:style-name="T4">l</text:span>oanable <text:span text:style-name="T4">p</text:span>reparations <text:span text:style-name="T5">of the same type, each with a catalog number</text:span>.</text:p>
          </table:table-cell>
        </table:table-row>
        <table:table-row table:style-name="Table1.1">
          <table:table-cell table:style-name="Table1.A2" office:value-type="string">
            <text:p text:style-name="P13">Orchid specimen on a herbarium sheet along with a flower in a jar of ethanol, both sharing the same catalog number (accession number sensu herbaria).</text:p>
            <text:p text:style-name="P40">Need Example</text:p>
          </table:table-cell>
          <table:table-cell table:style-name="Table1.A2" office:value-type="string">
            <text:p text:style-name="P12">Mammal skull <text:span text:style-name="T19">and post cranial skeleton</text:span>, in <text:span text:style-name="T19">two</text:span> separate box<text:span text:style-name="T19">es, along with the skin, stored separately in a hide collection, all sharing a single</text:span> catalog number.</text:p>
            <text:p text:style-name="P20">MCZ:Mamm:1786</text:p>
            <text:p text:style-name="P13">[Common Case]</text:p>
          </table:table-cell>
          <table:table-cell table:style-name="Table1.C2" office:value-type="string">
            <text:p text:style-name="P15">CollectionObject = Set of Preparations.</text:p>
            <text:p text:style-name="P15">Cataloged Item is the set of preparations <text:span text:style-name="T20">comprising the remnants of the original organism</text:span>.</text:p>
            <text:p text:style-name="P34"/>
          </table:table-cell>
        </table:table-row>
        <table:table-row table:style-name="Table1.1">
          <table:table-cell table:style-name="Table1.A2" office:value-type="string">
            <text:p text:style-name="P12">One Orchid mounted on a herbarium sheet, with a flower from the same plant stored separately in a jar of ethanol. Separate barcode numbers for the sheet and the jar.</text:p>
            <text:p text:style-name="P12"/>
            <text:p text:style-name="P40">Need Example</text:p>
            <text:p text:style-name="P12"/>
            <text:p text:style-name="P12"><text:span text:style-name="T18">[Moderately Common Case]</text:span></text:p>
          </table:table-cell>
          <table:table-cell table:style-name="Table1.A2" office:value-type="string">
            <text:p text:style-name="P12">Snail shell in a tray, along with the vicera of the snail in a jar of ethanol. <text:s/>Separate catalog numbers for the <text:span text:style-name="T19">tray</text:span> and the jar.</text:p>
            <text:p text:style-name="P12"/>
            <text:p text:style-name="P40">Need Example [ANSP]</text:p>
            <text:p text:style-name="P12"/>
            <text:p text:style-name="P13">[Common Case]</text:p>
          </table:table-cell>
          <table:table-cell table:style-name="Table1.C2" office:value-type="string">
            <text:p text:style-name="P12">CollectionObject = Set of preparations of different types.</text:p>
            <text:p text:style-name="P12"/>
            <text:p text:style-name="P15">Cataloged Item is the Preparation.</text:p>
            <text:p text:style-name="P15"/>
            <text:p text:style-name="P19">One individual organism split into several parts.</text:p>
          </table:table-cell>
        </table:table-row>
        <text:soft-page-break/>
        <table:table-row table:style-name="Table1.1">
          <table:table-cell table:style-name="Table1.A2" office:value-type="string">
            <text:p text:style-name="P13"><text:span text:style-name="T21">Mycological specimen dried in a packet. Multiple microscope slides were made with different preparations. Several are in the packet and have the same collector number. Two have additional catalog numbers and are stored separately by this number in the slide collection. </text:span></text:p>
            <text:p text:style-name="P13"/>
            <text:p text:style-name="P40">Need Example</text:p>
            <text:p text:style-name="P13"/>
            <text:p text:style-name="P13">[<text:span text:style-name="T21">Medium</text:span> Case]</text:p>
          </table:table-cell>
          <table:table-cell table:style-name="Table1.A2" office:value-type="string">
            <text:p text:style-name="P15">Mouse skull, skin, and frozen tissue sample, <text:span text:style-name="T22">and a DNA extract derived from the tissue sample</text:span>, the skull and skin stored separately, but sharing a catalog number, the frozen tissue sample <text:span text:style-name="T22">and DNA extract</text:span> with separate catalog number<text:span text:style-name="T22">s</text:span> in a separate catalog number serie<text:span text:style-name="T23">s</text:span>. </text:p>
            <text:p text:style-name="P40">Need Example</text:p>
            <text:p text:style-name="P13">[Common Case]</text:p>
          </table:table-cell>
          <table:table-cell table:style-name="Table1.C2" office:value-type="string">
            <text:p text:style-name="P12">CollectionObject = Set of preparations of different types.</text:p>
            <text:p text:style-name="P12"/>
            <text:p text:style-name="P15">Cataloged Item is the Preparation in one case, a virtual set of Preparations in the other.</text:p>
            <text:p text:style-name="P15"/>
            <text:p text:style-name="P35">* Test Case 4</text:p>
            <text:p text:style-name="P35">One biological individual, several cataloged, loanable preparations of different types, <text:s/>some sharing a catalog number, others with different numbers.</text:p>
          </table:table-cell>
        </table:table-row>
        <table:table-row table:style-name="Table1.1">
          <table:table-cell table:style-name="Table1.A2" office:value-type="string">
            <text:p text:style-name="P21">A vial of diatom samples from the same collecting place and permanent microscope slides prepared from the sample with multiple species present. <text:span text:style-name="T24">Separate catalog numbers for the vial and each slide.</text:span></text:p>
            <text:p text:style-name="P40">Need Example</text:p>
            <text:p text:style-name="P13">[<text:span text:style-name="T24">Medium</text:span> Case]</text:p>
          </table:table-cell>
          <table:table-cell table:style-name="Table1.A2" office:value-type="string">
            <text:p text:style-name="P12"><text:span text:style-name="T19">Set of clams, all probably of the same species, some as dry shells </text:span>in a tray, <text:span text:style-name="T19">others whole</text:span> in a jar of ethanol. Separate catalog numbers for the <text:span text:style-name="T19">tray</text:span> and the jar.</text:p>
            <text:p text:style-name="P40">Need Example</text:p>
            <text:p text:style-name="P13">[Common Case]</text:p>
          </table:table-cell>
          <table:table-cell table:style-name="Table1.C2" office:value-type="string">
            <text:p text:style-name="P12">CollectionObject = Set of preparations of different types.</text:p>
            <text:p text:style-name="P12"/>
            <text:p text:style-name="P15">Cataloged Item is the Preparation</text:p>
            <text:p text:style-name="P15"/>
            <text:p text:style-name="P15"><text:span text:style-name="T24">Multiple individual organisms that might later be identified as being of different species.</text:span></text:p>
          </table:table-cell>
        </table:table-row>
        <table:table-row table:style-name="Table1.1">
          <table:table-cell table:style-name="Table1.A2" office:value-type="string">
            <text:p text:style-name="P12">Mixed Collection. <text:s/>Packet containing a piece of bark with a lichen and a moss growing on it, <text:span text:style-name="T25">collected in the same event, </text:span>with the packet bearing a single barcode number.</text:p>
            <text:p text:style-name="P12"/>
            <text:p text:style-name="P21">Multiple lichen species growing on a single rock, collected in the same event, with the box/packet bearing a single barcode.</text:p>
            <text:p text:style-name="P40">Need Example</text:p>
            <text:p text:style-name="P12"/>
            <text:p text:style-name="P13">[Common Case]</text:p>
          </table:table-cell>
          <table:table-cell table:style-name="Table1.A2" office:value-type="string">
            <text:p text:style-name="P12">Three ants of two different species, all collected in the same collecting event from the same colony, all mounted on the same pin, all sharing a single catalog number.</text:p>
            <text:p text:style-name="P12"/>
            <text:p text:style-name="P22">Slab containing multiple fossils in different taxa.</text:p>
            <text:p text:style-name="P22"/>
            <text:p text:style-name="P22">Coral head with multiple additional encrusting and boring species in different taxa.</text:p>
            <text:p text:style-name="P40">Need Example</text:p>
            <text:p text:style-name="P13">[Common Case]</text:p>
          </table:table-cell>
          <table:table-cell table:style-name="Table1.C2" office:value-type="string">
            <text:p text:style-name="P12">Mixed Collection.</text:p>
            <text:p text:style-name="P12"/>
            <text:p text:style-name="P12">CollectionObject = Set of <text:span text:style-name="T26">biological individuals on a common preparation.</text:span></text:p>
            <text:p text:style-name="P23">Cataloged Item is the Preparation.</text:p>
            <text:p text:style-name="P23"/>
            <text:p text:style-name="P33">* Test Case 5</text:p>
            <text:p text:style-name="P36">Multiple biological individuals of different species, <text:span text:style-name="T27">all collected in one collecting event, </text:span>one physical loanable preparation, <text:span text:style-name="T28">one catalog number.</text:span></text:p>
          </table:table-cell>
        </table:table-row>
        <text:soft-page-break/>
        <table:table-row table:style-name="Table1.1">
          <table:table-cell table:style-name="Table1.A2" office:value-type="string">
            <text:p text:style-name="P12">Mixed Collection. <text:s/>Packet containing a piece of bark with a lichen and a moss growing on it, <text:span text:style-name="T25">collected in the same event, </text:span>with <text:span text:style-name="T28">a barcode number for each identified species in the packet</text:span>.</text:p>
            <text:p text:style-name="P12"/>
            <text:p text:style-name="P21">Multiple lichen species growing on a single rock, collected in the same event, with the box/packet bearing a <text:span text:style-name="T28">set of</text:span> barcode<text:span text:style-name="T28">s, one per species.</text:span></text:p>
            <text:p text:style-name="P12"/>
            <text:p text:style-name="P40">Need Example</text:p>
            <text:p text:style-name="P13">[Common Case]</text:p>
          </table:table-cell>
          <table:table-cell table:style-name="Table1.A2" office:value-type="string">
            <text:p text:style-name="P22">Slab containing multiple fossils in different taxa, <text:span text:style-name="T28">with individual fossils circled and with one catalog number written on the slab for each circled fossil.</text:span></text:p>
            <text:p text:style-name="P40">Need Example</text:p>
            <text:p text:style-name="P13">[<text:span text:style-name="T28">Rare</text:span> Case]</text:p>
          </table:table-cell>
          <table:table-cell table:style-name="Table1.C2" office:value-type="string">
            <text:p text:style-name="P12">Mixed Collection.</text:p>
            <text:p text:style-name="P12"/>
            <text:p text:style-name="P12">CollectionObject = Set of <text:span text:style-name="T26">biological individuals on a common preparation.</text:span></text:p>
            <text:p text:style-name="P23">Cataloged Item is the Preparation.</text:p>
            <text:p text:style-name="P23"/>
            <text:p text:style-name="P33">* Test Case 5<text:span text:style-name="T28">a</text:span></text:p>
            <text:p text:style-name="P36">Multiple biological individuals of different species, <text:span text:style-name="T27">all collected in one collecting event, </text:span>one physical loanable preparation, <text:span text:style-name="T28">multiple catalog numbers.</text:span></text:p>
          </table:table-cell>
        </table:table-row>
        <table:table-row table:style-name="Table1.1">
          <table:table-cell table:style-name="Table1.A2" office:value-type="string">
            <text:p text:style-name="P12">Packet containing a piece of bark with a lichen and a moss growing on it, with the packet bearing a single barcode number, and a slide made from the <text:span text:style-name="T29">lichen</text:span> with a different barcode number.</text:p>
            <text:p text:style-name="P12"/>
            <text:p text:style-name="P40">Need Example</text:p>
          </table:table-cell>
          <table:table-cell table:style-name="Table1.A2" office:value-type="string">
            <text:p text:style-name="P12">Vial of ants in ethanol collected in the same collecting event from the same colony, and a <text:span text:style-name="T30">series of pinned ants, several ants per pin, with several different castes of ants spread across the pins, and one specimen of another species of insect that was found in the ant colony in the collecting event pinned on one of the pins with one of the ants.</text:span></text:p>
            <text:p text:style-name="P12"/>
            <text:p text:style-name="P22">Coral head with multiple additional encrusting and boring species in different taxa, some of which have been extracted and stored separately in separately cataloged jars of alcohol.</text:p>
            <text:p text:style-name="P40">Need Example</text:p>
          </table:table-cell>
          <table:table-cell table:style-name="Table1.C2" office:value-type="string">
            <text:p text:style-name="P12">Mixed Collection with derived preparations.</text:p>
            <text:p text:style-name="P12"/>
            <text:p text:style-name="P12">CollectionObject = Set of <text:span text:style-name="T26">biological individuals on a common preparation, or a derived preparation.</text:span></text:p>
            <text:p text:style-name="P23">Cataloged Item is the Preparation.</text:p>
            <text:p text:style-name="P23"/>
            <text:p text:style-name="P33">* Test Case 6</text:p>
            <text:p text:style-name="P36">Multiple biological individuals of different species, <text:span text:style-name="T30">more than </text:span>one physical loanable preparation <text:span text:style-name="T30">linked to either the collection or a taxon in the collection</text:span>.</text:p>
          </table:table-cell>
        </table:table-row>
        <table:table-row table:style-name="Table1.1">
          <table:table-cell table:style-name="Table1.A2" office:value-type="string">
            <text:p text:style-name="P24">Vial of diatoms, with set of slides prepared from the vial.</text:p>
            <text:p text:style-name="P40">Need Example</text:p>
            <text:p text:style-name="P13">[Rare Case]</text:p>
          </table:table-cell>
          <table:table-cell table:style-name="Table1.A2" office:value-type="string">
            <text:p text:style-name="P22">Fossils in a Bulk Sample, originally cataloged under one catalog number, subsequently sorted, identified, and stored as a set of lots, <text:span text:style-name="T5">each with a separate catalog number. Also common in Entomology, Ichthyology...</text:span></text:p>
            <text:p text:style-name="P40">Need Example</text:p>
          </table:table-cell>
          <table:table-cell table:style-name="Table1.C2" office:value-type="string">
            <text:p text:style-name="P12">Mixed Collection with derived preparations, <text:span text:style-name="T5">where only the derived preparations have been retained</text:span>.</text:p>
            <text:p text:style-name="P12"/>
            <text:p text:style-name="P23"/>
          </table:table-cell>
        </table:table-row>
      </table:table>
      <text:p text:style-name="P10"/>
      <text:p text:style-name="P10"/>
      <text:p text:style-name="P10"/>
      <text:p text:style-name="P11">Selected functional requirements highlighted by each test case:</text:p>
      <text:p text:style-name="P10"><text:s/></text:p>
      <text:p text:style-name="P6">Test Case <text:span text:style-name="T2">0</text:span>: <text:span text:style-name="T39">Several specimens on a sheet, sheet cataloged, sheet is loanable. <text:s/>Several fish in a jar, jar is cataloged, individual fish from the jar may be loaned.</text:span></text:p>
      <text:p text:style-name="P8">Requirement: When preparation is divisible (by collection practice), it must be possible to loan an enumerated list of items from the preparation. <text:s/>When the preparation is not devisable, then the system must enforce sending only the entire preparation on loan.</text:p>
      <text:p text:style-name="P6"/>
      <text:p text:style-name="P6">Test Case 1: <text:span text:style-name="T39">Several specimens on a sheet, each cataloged. <text:s/></text:span></text:p>
      <text:p text:style-name="P6">Requirement: When this sheet goes on loan, loan records must numerate the sheet, with both cataloged items, as one sheet on loan, and the collection management system must also show that both cataloged items are on loan.</text:p>
      <text:p text:style-name="P29"/>
      <text:p text:style-name="P29">Test Case 2 –Several specimens on a sheet, sheet cataloged. </text:p>
      <text:p text:style-name="P32">Requirement: Presentation of the data for this sheet to aggregators must present two occurrence records, each with a separate GUID that identifies the occurrence.</text:p>
      <text:p text:style-name="P29"/>
      <text:p text:style-name="P29">Test Case 3 –<text:span text:style-name="T34">One biological individual in s</text:span>everal specimens on <text:span text:style-name="T35">several</text:span> sheet<text:span text:style-name="T35">s</text:span>, <text:span text:style-name="T35">each</text:span> sheet cataloged.</text:p>
      <text:p text:style-name="P32">Requirement: Presentation of the data for this sheet to aggregators must present <text:span text:style-name="T36">one occurrence record with one GUID.</text:span></text:p>
      <text:p text:style-name="P29"/>
      <text:p text:style-name="P29">Test Case 4 – Series of derived preparations, <text:span text:style-name="T36">some sharing catalog numbers</text:span>.</text:p>
      <text:p text:style-name="P32">Requirement: Presentation of the data for this sheet to aggregators must present <text:span text:style-name="T36">one occurrence record with one GUID.</text:span></text:p>
      <text:p text:style-name="P6">Requirement: When <text:span text:style-name="T36">one physical loanable object</text:span> goes on loan, loan records must <text:span text:style-name="T36">correctly numerate the cataloged items on loan and the preprarations on loan</text:span>, and the collection management system must also <text:span text:style-name="T36">correctly display which preparations and which</text:span> cataloged items are on loan.</text:p>
      <text:p text:style-name="P29"/>
      <text:p text:style-name="P29">Test Case 5 – Mixed Collection <text:span text:style-name="T36">with a single catalog number</text:span></text:p>
      <text:p text:style-name="P32">Requirement: Presentation of the data for this <text:span text:style-name="T36">packet</text:span> to aggregators must present <text:span text:style-name="T36">one occurrence record with one GUID for each identifiable item in the collection.</text:span></text:p>
      <text:p text:style-name="P29"/>
      <text:p text:style-name="P29">Test Case 5<text:span text:style-name="T40">a</text:span> – Mixed Collection <text:span text:style-name="T36">with multiple catalog numbers</text:span></text:p>
      <text:p text:style-name="P32">Requirement: Presentation of the data for this <text:span text:style-name="T36">packet</text:span> to aggregators must present <text:span text:style-name="T36">one occurrence record with one GUID for each identifiable item in the collection.</text:span></text:p>
      <text:p text:style-name="P6">Requirement: When this <text:span text:style-name="T36">packet</text:span> goes on loan, loan records must numerate the <text:span text:style-name="T36">packet</text:span> as one <text:span text:style-name="T40">packet</text:span> on loan, and the collection management system must also show that <text:span text:style-name="T40">all of the included</text:span> cataloged items are on loan.</text:p>
      <text:p text:style-name="P29"/>
      <text:p text:style-name="P29">Test Case 6 – Mixed Collection with derivatives.</text:p>
      <text:p text:style-name="P32">Requirement: Presentation of the data for this <text:span text:style-name="T36">packet</text:span> to aggregators must present <text:span text:style-name="T36">one occurrence record with one GUID for each identifiable item in the collection.</text:span></text:p>
      <text:p text:style-name="P6">Requirement: When <text:span text:style-name="T36">one loanable preparation from this collection</text:span> goes on loan, loan records must numerate th<text:span text:style-name="T36">at preparation</text:span>, as one <text:span text:style-name="T36">item</text:span> on loan, and the collection management system must also show th<text:span text:style-name="T36">at just that preparation is on lo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 Sans" svg:font-family="'Free Sans'" style:font-family-generic="swiss"/>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5T10:35:04.677450680</meta:creation-date>
    <dc:date>2016-06-15T11:03:20.141693288</dc:date>
    <meta:editing-duration>PT18M10S</meta:editing-duration>
    <meta:editing-cycles>5</meta:editing-cycles>
    <meta:generator>LibreOffice/5.0.2.2$Linux_x86 LibreOffice_project/37b43f919e4de5eeaca9b9755ed688758a8251fe</meta:generator>
    <meta:document-statistic meta:table-count="1" meta:image-count="0" meta:object-count="0" meta:page-count="5" meta:paragraph-count="153" meta:word-count="1797" meta:character-count="11552" meta:non-whitespace-character-count="9890"/>
  </office:meta>
</office:document-meta>
</file>